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dobe Blank" svg:font-family="'Adobe Blank'" style:font-family-generic="system" style:font-pitch="variable"/>
    <style:font-face style:name="Arial" svg:font-family="Arial" style:font-family-generic="swiss" style:font-pitch="variable"/>
    <style:font-face style:name="Ek Mukta" svg:font-family="'Ek Mukta'"/>
    <style:font-face style:name="Ek Mukta1" svg:font-family="'Ek Mukta'"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BAB" style:master-page-name="HAL_20_BAB">
      <style:paragraph-properties style:page-number="1"/>
    </style:style>
    <style:style style:name="P4" style:family="paragraph" style:parent-style-name="BAB" style:list-style-name="">
      <style:paragraph-properties fo:text-align="start" style:justify-single-word="false"/>
    </style:style>
    <style:style style:name="P5" style:family="paragraph" style:parent-style-name="Footer">
      <style:paragraph-properties fo:text-align="end" style:justify-single-word="false"/>
      <style:text-properties style:font-name="Arial" fo:font-size="10pt" fo:font-weight="bold" officeooo:rsid="001bf1df" officeooo:paragraph-rsid="001bf1df" style:font-size-asian="10pt" style:font-weight-asian="bold" style:font-size-complex="10pt" style:font-weight-complex="bold"/>
    </style:style>
    <style:style style:name="P6" style:family="paragraph" style:parent-style-name="Footer">
      <style:paragraph-properties fo:text-align="center" style:justify-single-word="false"/>
    </style:style>
    <style:style style:name="P7" style:family="paragraph" style:parent-style-name="Standard" style:master-page-name="HAL_20_AWAL">
      <style:paragraph-properties style:page-number="2"/>
    </style:style>
    <style:style style:name="P8" style:family="paragraph" style:parent-style-name="SuBAB">
      <style:text-properties officeooo:rsid="001f7ddd" officeooo:paragraph-rsid="001f7ddd"/>
    </style:style>
    <style:style style:name="P9" style:family="paragraph" style:parent-style-name="SuBAB" style:list-style-name="">
      <style:text-properties officeooo:rsid="001f7ddd" officeooo:paragraph-rsid="001f7ddd"/>
    </style:style>
    <style:style style:name="P10" style:family="paragraph" style:parent-style-name="SuBAB" style:list-style-name="">
      <style:text-properties officeooo:paragraph-rsid="001f7ddd"/>
    </style:style>
    <style:style style:name="P11" style:family="paragraph" style:parent-style-name="Teks_20_ISI">
      <style:paragraph-properties fo:text-indent="0in" style:auto-text-indent="false"/>
    </style:style>
    <style:style style:name="P12" style:family="paragraph" style:parent-style-name="Teks_20_ISI">
      <style:text-properties officeooo:rsid="0020817a" officeooo:paragraph-rsid="00213cba"/>
    </style:style>
    <style:style style:name="P13" style:family="paragraph" style:parent-style-name="Teks_20_ISI" style:master-page-name="HAL_20_ISI">
      <style:paragraph-properties fo:text-indent="0in" style:auto-text-indent="false" style:page-number="auto"/>
      <style:text-properties officeooo:rsid="0020817a" officeooo:paragraph-rsid="00213cba"/>
    </style:style>
    <style:style style:name="P14" style:family="paragraph" style:parent-style-name="Teks_20_ISI">
      <style:text-properties officeooo:rsid="0023fd42" officeooo:paragraph-rsid="0023fd42"/>
    </style:style>
    <style:style style:name="T1" style:family="text">
      <style:text-properties officeooo:rsid="001fb60a"/>
    </style:style>
    <style:style style:name="T2" style:family="text">
      <style:text-properties officeooo:rsid="0020817a"/>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213cba" style:font-style-asian="normal" style:font-style-complex="normal"/>
    </style:style>
    <style:style style:name="T6" style:family="text">
      <style:text-properties officeooo:rsid="00213cba"/>
    </style:style>
    <style:style style:name="T7" style:family="text">
      <style:text-properties officeooo:rsid="0023fd4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list text:style-name="BAB">
        <text:list-item>
          <text:h text:style-name="P3" text:outline-level="1"><text:line-break/>Pendahuluan</text:h>
        </text:list-item>
      </text:list>
      <text:h text:style-name="P4" text:outline-level="1"/>
      <text:list text:style-name="SuBAB">
        <text:list-item>
          <text:list>
            <text:list-item>
              <text:h text:style-name="SuBAB" text:outline-level="2">Latar belakang masalah</text:h>
            </text:list-item>
          </text:list>
        </text:list-item>
      </text:list>
      <text:p text:style-name="Teks_20_ISI">Kegiatan transportasi dan logistik barang merupakan tulang punggung pertumbuhan perekonomian dan perkembangan teknologi di sebuah negara. Dengan adanya kegiatan perpindahan barang dari satu tempat ke tempat yang lain, akan memberikan keuntungan bagi pihak yang membutuhkan, mengantar dan menyediakan barang tersebut. <text:span text:style-name="T1">Di berbagai negara, banyak perusahaan swasta maupun dikelola oleh pemerintah suatu negara yang bergerak di bidang transportasi dan logistik dengan melayani permintaan pengiriman barang ke berbagai penjuru dunia menggunakan moda darat, laut dan udara. Kegiatan pengiriman barang ini sangat bergantung pada </text:span><text:span text:style-name="T2">proses distribusi awal setelah konsumen melakukan permintaan pengiriman barang kepada perusahaan. Jika proses distribusi di awal ini mengalami hambatan atau terlambat dalam melakukan proses pengiriman maka, akan membuat proses dibelakangnya juga akan terhambat dan mengakibatkan keterlambatan sampainya barang kepada penerima.</text:span></text:p>
      <text:p text:style-name="P12">Salah satu perusahaan yang bergerak di bidang pengiriman barang di Indonesia adalah PT. Pos Indonesia (Persero). Dimana saat ini, PT. Pos Indonesia (Persero) memiliki cakupan wilayah pengiriman barang maupun <text:span text:style-name="T7">dokumen</text:span> terluas di Indonesia sendiri. <text:span text:style-name="T6">Untuk mendukung kegiatan pengiriman barang yang dilaksanakan PT. Pos Indonesia (Persero), dibuat SOP atau peraturan yang diterapkan di seluruh kantor pos cabang dan regional agar proses awal saat pendistribusain barang konsumen tidak mengalami hambatan yang dapat timbul akibat pekerjaan yang dilakukan secara asal-asalan.</text:span> Kegiatan yang dilaksanakan PT. Pos Indonesia (Persero) dalam pengiriman dan pendistribusian barang sendiri, <text:span text:style-name="T6">dalam hal ini adalah kantor pos cabang,</text:span> meliputi penerimaan barang dari konsumen, <text:span text:style-name="T6">penjemputan barang menggunakan angkutan tersier dari kantor pos cabang menuju kantor pos pembantu di kecamatan,</text:span> pengecekan dan penyortiran, </text:p>
      <text:p text:style-name="P13">pemasangan kode pengiriman atau <text:span text:style-name="T3">barcode</text:span><text:span text:style-name="T4"> dan dilanjut dengan pengiriman menuju kantor </text:span><text:span text:style-name="T5">pos regional menggunakan angkutan sekunder.</text:span></text:p>
      <text:p text:style-name="P14"><text:span text:style-name="T5">S</text:span><text:span text:style-name="T4">alah satu perwakilan PT. Pos Indonesia (Persero) dalam mendukung kegiatan pengiriman barang adalah Kantor Pos Cabang 63300 yang berada di Kabupaten Magetan, Jawa Timur. Kabupaten Magetan sendiri berada di perbatasan Jawa Timur dan Jawa Tengah dan bersebelahan dengan Kota Madiun di sebelah timur. Kantor Pos Magetan 63300, selayaknya kantor pos pada umumnya, juga melaksanakan kegiatan penerimaan dan pengiriman barang atau dokumen ke seluruh wilayah Kabupaten Magetan. Pada proses pengiriman ke luar daerah, Kantor Pos Cabang Magetan 63300 melaksanakan kegiatan penerimaan barang sampai mengirim barang konsumen tersebut menuju Kantor Pos Cabang Utama Madiun 63100 menggunakan angkutan sekunder dan selanjutnya akan diteruskan kembali menuju Kantor Pos Surabaya 60000 yang saat ini berstatus </text:span><text:span text:style-name="T3">Distribution Center</text:span><text:span text:style-name="T4"> untuk wilayah Jawa Timur.</text:span></text:p>
      <text:p text:style-name="P14"><text:span text:style-name="T4">Kantor Pos Cabang Magetan 63300, yang sebelumnya menjadi tempat kerja praktik Penulis, terdapat sebuah masalah di proses penjemputan barang konsumen</text:span></text:p>
      <text:p text:style-name="P11"/>
      <text:list text:continue-numbering="true" text:style-name="SuBAB">
        <text:list-item>
          <text:list>
            <text:list-item>
              <text:h text:style-name="P8" text:outline-level="2">Rumusan masalah</text:h>
            </text:list-item>
            <text:list-item>
              <text:h text:style-name="P8" text:outline-level="2">Tujuan penelitian</text:h>
            </text:list-item>
            <text:list-item>
              <text:h text:style-name="P8" text:outline-level="2">Manfaat penelitian</text:h>
            </text:list-item>
            <text:list-item>
              <text:h text:style-name="P8" text:outline-level="2">Batasan penelitian</text:h>
            </text:list-item>
            <text:list-item>
              <text:h text:style-name="P8" text:outline-level="2">Sistematika penulisan</text:h>
            </text:list-item>
          </text:list>
        </text:list-item>
      </text:list>
      <text:h text:style-name="P9" text:outline-level="2"/>
      <text:h text:style-name="P9" text:outline-level="2"/>
      <text:h text:style-name="P9" text:outline-level="2"/>
      <text:h text:style-name="P9" text:outline-level="2"/>
      <text:h text:style-name="P9" text:outline-level="2"/>
      <text:h text:style-name="P9" text:outline-level="2"/>
      <text:h text:style-name="P9" text:outline-level="2"/>
      <text:h text:style-name="P9" text:outline-level="2"/>
      <text:h text:style-name="P9" text:outline-level="2"><text:soft-page-break/></text:h>
      <text:h text:style-name="P9" text:outline-level="2"/>
      <text:h text:style-name="P10"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dobe Blank" svg:font-family="'Adobe Blank'" style:font-family-generic="system" style:font-pitch="variable"/>
    <style:font-face style:name="Arial" svg:font-family="Arial" style:font-family-generic="swiss" style:font-pitch="variable"/>
    <style:font-face style:name="Ek Mukta" svg:font-family="'Ek Mukta'"/>
    <style:font-face style:name="Ek Mukta1" svg:font-family="'Ek Mukta'"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Adobe Blank" style:font-size-asian="10.5pt" style:language-asian="zh" style:country-asian="CN" style:font-name-complex="Ek Mukta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Adobe Blank" style:font-size-asian="10.5pt" style:language-asian="zh" style:country-asian="CN" style:font-name-complex="Ek Mukta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Adobe Blank" style:font-family-asian="'Adobe Blank'" style:font-family-generic-asian="system" style:font-pitch-asian="variable" style:font-size-asian="14pt" style:font-name-complex="Ek Mukta1" style:font-family-complex="'Ek Mukt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Ek Mukta" style:font-family-complex="'Ek Mukta'"/>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Ek Mukta" style:font-family-complex="'Ek Mukta'"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Ek Mukta" style:font-family-complex="'Ek Mukta'"/>
    </style:style>
    <style:style style:name="Header_20_and_20_Footer" style:display-name="Header and Footer" style:family="paragraph" style:parent-style-name="Standard" style:class="extra">
      <style:paragraph-properties text:number-lines="false" text:line-number="0">
        <style:tab-stops>
          <style:tab-stop style:position="2.7591in" style:type="center"/>
          <style:tab-stop style:position="5.51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2.7591in" style:type="center"/>
          <style:tab-stop style:position="5.5181in" style:type="right"/>
        </style:tab-stops>
      </style:paragraph-properties>
    </style:style>
    <style:style style:name="Header" style:family="paragraph" style:parent-style-name="Header_20_and_20_Footer" style:class="extra">
      <style:paragraph-properties text:number-lines="false" text:line-number="0">
        <style:tab-stops>
          <style:tab-stop style:position="2.7591in" style:type="center"/>
          <style:tab-stop style:position="5.5181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AB" style:family="paragraph" style:default-outline-level="1" style:list-style-name="BAB" style:master-page-name="">
      <style:paragraph-properties fo:line-height="150%" fo:text-align="center" style:justify-single-word="false" fo:text-indent="0in" style:auto-text-indent="false" style:page-number="auto"/>
      <style:text-properties fo:text-transform="uppercase" fo:font-weight="bold"/>
    </style:style>
    <style:style style:name="SuBAB" style:family="paragraph" style:default-outline-level="2" style:list-style-name="SuBAB" style:master-page-name="">
      <style:paragraph-properties fo:line-height="150%" style:page-number="auto"/>
      <style:text-properties fo:text-transform="capitalize" fo:font-weight="bold"/>
    </style:style>
    <style:style style:name="Signature" style:family="paragraph" style:parent-style-name="Standard" style:class="text">
      <style:paragraph-properties text:number-lines="false" text:line-number="0"/>
    </style:style>
    <style:style style:name="Teks_20_ISI" style:display-name="Teks ISI" style:family="paragraph" style:master-page-name="">
      <style:paragraph-properties fo:margin-left="0in" fo:line-height="150%" fo:text-align="justify" style:justify-single-word="false" fo:text-indent="0.3in" style:auto-text-indent="false" style:page-number="auto"/>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list-style style:name="BAB">
      <text:list-level-style-number text:level="1" text:style-name="Numbering_20_Symbols" loext:num-list-format="BAB %1%" style:num-prefix="BAB " style:num-format="I">
        <style:list-level-properties text:list-level-position-and-space-mode="label-alignment">
          <style:list-level-label-alignment text:label-followed-by="nothing" fo:text-indent="-0.25in" fo:margin-left="0.5in"/>
        </style:list-level-properties>
      </text:list-level-style-number>
      <text:list-level-style-number text:level="2" text:style-name="Numbering_20_Symbols" loext:is-legal="true" loext:num-list-format="%1%.%2%." style:num-suffix="." style:num-format="1" text:display-levels="2">
        <style:list-level-properties text:list-level-position-and-space-mode="label-alignment">
          <style:list-level-label-alignment text:label-followed-by="space"/>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SuBAB">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text-properties style:font-name="Arial" fo:font-size="10pt" fo:font-weight="bold" officeooo:rsid="001bf1df" officeooo:paragraph-rsid="001bf1df" style:font-size-asian="10pt" style:font-weight-asian="bold" style:font-size-complex="10pt" style:font-weight-complex="bold"/>
    </style:style>
    <style:style style:name="MP3"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1.1799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1.1799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1.1799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1">
      <style:page-layout-properties fo:page-width="8.2681in" fo:page-height="11.6929in" style:num-format="1" style:print-orientation="portrait" fo:margin-top="1.1799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AL_20_AWAL" style:display-name="HAL AWAL" style:page-layout-name="Mpm2" draw:style-name="Mdp1">
      <style:footer>
        <text:p text:style-name="MP1"><text:page-number text:select-page="current">III</text:page-number></text:p>
        <text:p text:style-name="MP2">Universitas Logistik dan Bisnis Internasional</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HAL_20_BAB" style:display-name="HAL BAB" style:page-layout-name="Mpm10" draw:style-name="Mdp1">
      <style:footer>
        <text:p text:style-name="MP1"><text:page-number text:select-page="current">1</text:page-number></text:p>
        <text:p text:style-name="MP2">Universitas Logistik dan Bisnis Internasional</text:p>
      </style:footer>
    </style:master-page>
    <style:master-page style:name="HAL_20_ISI" style:display-name="HAL ISI" style:page-layout-name="Mpm11" draw:style-name="Mdp1">
      <style:header>
        <text:p text:style-name="MP3"><text:page-number text:select-page="current">3</text:page-number></text:p>
      </style:header>
      <style:footer>
        <text:p text:style-name="MP2">Universitas Logistik dan Bisnis Internasional</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4T20:14:36.021861823</meta:creation-date>
    <dc:date>2024-06-05T01:28:38.546083077</dc:date>
    <meta:editing-duration>PT43M14S</meta:editing-duration>
    <meta:editing-cycles>7</meta:editing-cycles>
    <meta:generator>LibreOffice/24.2.1.2$FreeBSD_X86_64 LibreOffice_project/420$Build-2</meta:generator>
    <meta:document-statistic meta:table-count="0" meta:image-count="0" meta:object-count="0" meta:page-count="7" meta:paragraph-count="18" meta:word-count="433" meta:character-count="3254" meta:non-whitespace-character-count="2844"/>
  </office:meta>
</office:document-meta>
</file>